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marker-start="Arrow" draw:marker-start-width="0.3cm" draw:marker-end="Arrow" draw:marker-end-width="0.3cm"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dash" draw:stroke-dash="Fine_20_Dashed" draw:marker-start="Arrow" draw:marker-start-width="0.3cm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svg:stroke-width="0.1cm" draw:marker-start="Arrow" draw:marker-start-width="0.3cm" draw:marker-end="Arrow" draw:marker-end-width="0.3cm" draw:fill="solid" draw:fill-color="#ffffff" draw:textarea-vertical-align="middle" draw:auto-grow-height="false" fo:min-height="0.749cm" fo:min-width="0.499cm" fo:padding-top="0.175cm" fo:padding-bottom="0.175cm" fo:padding-left="0.3cm" fo:padding-right="0.3cm"/>
    </style:style>
    <style:style style:name="gr5" style:family="graphic" style:parent-style-name="standard">
      <style:graphic-properties draw:stroke="dash" draw:stroke-dash="Fine_20_Dashed" draw:marker-start="Arrow" draw:marker-start-width="0.3cm"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7" style:family="graphic" style:parent-style-name="standard" style:list-style-name="L1">
      <style:graphic-properties svg:stroke-width="0cm" svg:stroke-color="#000000" draw:marker-start="Arrow" draw:marker-start-width="0.3cm" draw:marker-start-center="false" draw:marker-end="Arrow" draw:marker-end-width="0.3cm" draw:marker-end-center="false" svg:stroke-opacity="100%" draw:stroke-linejoin="round" draw:fill="solid" draw:fill-color="#ffffff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dash" draw:stroke-dash="Fine_20_Dashed" svg:stroke-width="0cm" svg:stroke-color="#000000" draw:marker-start="Arrow" draw:marker-start-width="0.3cm" draw:marker-start-center="false" draw:marker-end="Arrow" draw:marker-end-width="0.3cm" draw:marker-end-center="false" svg:stroke-opacity="100%" draw:stroke-linejoin="round" draw:fill="none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svg:stroke-width="0cm" svg:stroke-color="#000000" draw:marker-start="Arrow" draw:marker-start-width="0.3cm" draw:marker-start-center="false" draw:marker-end="Arrow" draw:marker-end-width="0.3cm" draw:marker-end-center="false" svg:stroke-opacity="100%" draw:stroke-linejoin="round" draw:fill="none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>
      <style:graphic-properties svg:stroke-width="0.1cm" draw:marker-start="Arrow" draw:marker-start-width="0.3cm" draw:marker-end="Arrow" draw:marker-end-width="0.3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dash" draw:stroke-dash="Fine_20_Dashed" svg:stroke-width="0.2cm" draw:marker-start="Arrow" draw:marker-start-width="0.3cm" draw:marker-end="Arrow" draw:marker-end-width="0.3cm" draw:fill="none" draw:textarea-horizontal-align="center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draw:stroke="none" svg:stroke-color="#000000" draw:marker-start="Arrow" draw:marker-start-width="0.3cm" draw:marker-end="Arrow" draw:marker-end-width="0.3cm" draw:fill="solid" draw:fill-color="#ffffff" fo:min-height="0.726cm"/>
    </style:style>
    <style:style style:name="gr13" style:family="graphic" style:parent-style-name="standard">
      <style:graphic-properties draw:stroke="dash" draw:stroke-dash="Fine_20_Dashed" draw:marker-start="" draw:marker-start-width="0.3cm" draw:marker-end="" draw:marker-end-width="0.3cm" draw:textarea-horizontal-align="center" draw:textarea-vertical-align="middle"/>
    </style:style>
    <style:style style:name="gr14" style:family="graphic" style:parent-style-name="standard">
      <style:graphic-properties draw:stroke="none" svg:stroke-color="#000000" draw:marker-start="Arrow" draw:marker-start-width="0.3cm" draw:marker-end="Arrow" draw:marker-end-width="0.3cm" draw:fill="none" draw:fill-color="#ffffff" fo:min-height="3.048cm"/>
    </style:style>
    <style:style style:name="gr15" style:family="graphic" style:parent-style-name="standard">
      <style:graphic-properties draw:marker-start="" draw:marker-start-width="0.3cm" draw:marker-end="" draw:marker-end-width="0.3cm" draw:textarea-horizontal-align="center" draw:textarea-vertical-align="middle"/>
    </style:style>
    <style:style style:name="gr16" style:family="graphic" style:parent-style-name="standard">
      <style:graphic-properties draw:stroke="none" svg:stroke-color="#000000" draw:marker-start="Arrow" draw:marker-start-width="0.3cm" draw:marker-end="Arrow" draw:marker-end-width="0.3cm" draw:fill="none" draw:fill-color="#ffffff" fo:min-height="3.047cm"/>
    </style:style>
    <style:style style:name="gr17" style:family="graphic" style:parent-style-name="standard">
      <style:graphic-properties draw:stroke="none" svg:stroke-color="#000000" draw:marker-start="Arrow" draw:marker-start-width="0.3cm" draw:marker-end="Arrow" draw:marker-end-width="0.3cm" draw:fill="none" draw:fill-color="#ffffff" fo:min-height="1.56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5pt" style:font-size-asian="15pt" style:font-size-complex="15pt"/>
    </style:style>
    <style:style style:name="P4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Palatino Linotype'" style:font-family-generic="roman" style:font-pitch="variable" fo:font-size="15pt" fo:letter-spacing="normal" fo:language="de" fo:country="DE" fo:font-style="normal" fo:text-shadow="none" style:text-underline-style="none" fo:font-weight="normal" style:text-underline-mode="continuous" style:text-line-through-mode="continuous" style:letter-kerning="true" style:font-family-asian="'Arial Unicode MS'" style:font-family-generic-asian="system" style:font-pitch-asian="variable" style:font-size-asian="15pt" style:language-asian="zxx" style:country-asian="none" style:font-style-asian="normal" style:font-weight-asian="normal" style:font-family-complex="Tahoma" style:font-family-generic-complex="system" style:font-pitch-complex="variable" style:font-size-complex="15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6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de" fo:country="DE" fo:font-style="normal" fo:text-shadow="none" style:text-underline-style="none" fo:font-weight="normal" style:text-underline-mode="continuous" style:text-line-through-mode="continuous" style:letter-kerning="true" style:font-family-asian="'Arial Unicode MS'" style:font-family-generic-asian="system" style:font-pitch-asian="variable" style:language-asian="zxx" style:country-asian="none" style:font-style-asian="normal" style:font-weight-asian="normal" style:font-family-complex="Tahoma" style:font-family-generic-complex="system" style:font-pitch-complex="variable" style:language-complex="zxx" style:country-complex="none" style:font-style-complex="normal" style:font-weight-complex="normal" style:text-emphasize="none" style:text-scale="100%" style:font-relief="none" fo:hyphenate="false"/>
    </style:style>
    <style:style style:name="P7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32pt" style:font-size-asian="32pt" style:font-size-complex="32pt"/>
    </style:style>
    <style:style style:name="P8" style:family="paragraph">
      <style:paragraph-properties fo:text-align="center"/>
      <style:text-properties fo:font-family="'Palatino Linotype'" style:font-style-name="Standard" style:font-family-generic="roman" style:font-pitch="variable" fo:font-size="20p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indent="0cm"/>
      <style:text-properties fo:font-family="'Palatino Linotype'" style:font-style-name="Standard" style:font-family-generic="roman" style:font-pitch="variable" fo:font-size="22pt" style:font-size-asian="14pt" style:font-size-complex="14pt"/>
    </style:style>
    <style:style style:name="P11" style:family="paragraph">
      <style:paragraph-properties fo:margin-left="0cm" fo:margin-right="0cm" fo:text-indent="0cm"/>
      <style:text-properties fo:font-family="'Palatino Linotype'" style:font-style-name="Standard" style:font-family-generic="roman" style:font-pitch="variable" fo:font-size="22pt" style:font-size-asian="22pt" style:font-size-complex="22pt"/>
    </style:style>
    <style:style style:name="T1" style:family="text">
      <style:text-properties fo:font-family="'Palatino Linotype'" style:font-family-generic="roman" style:font-pitch="variable" fo:font-size="15pt" style:font-size-asian="15pt" style:font-size-complex="15pt"/>
    </style:style>
    <style:style style:name="T2" style:family="text">
      <style:text-properties style:use-window-font-color="true" style:text-outline="false" style:text-line-through-style="none" style:text-position="0% 100%" fo:font-family="'Palatino Linotype'" style:font-family-generic="roman" style:font-pitch="variable" fo:font-size="15pt" fo:letter-spacing="normal" fo:language="de" fo:country="DE" fo:font-style="normal" fo:text-shadow="none" style:text-underline-style="none" fo:font-weight="normal" style:text-underline-mode="continuous" style:text-line-through-mode="continuous" style:letter-kerning="true" style:font-family-asian="'Arial Unicode MS'" style:font-family-generic-asian="system" style:font-pitch-asian="variable" style:font-size-asian="15pt" style:language-asian="zxx" style:country-asian="none" style:font-style-asian="normal" style:font-weight-asian="normal" style:font-family-complex="Tahoma" style:font-family-generic-complex="system" style:font-pitch-complex="variable" style:font-size-complex="15pt" style:language-complex="zxx" style:country-complex="none" style:font-style-complex="normal" style:font-weight-complex="normal" style:text-emphasize="none" style:text-scale="100%" style:font-relief="none"/>
    </style:style>
    <style:style style:name="T3" style:family="text">
      <style:text-properties fo:font-family="'Palatino Linotype'" style:font-family-generic="roman" style:font-pitch="variable" fo:font-size="32pt" style:font-size-asian="32pt" style:font-size-complex="32pt"/>
    </style:style>
    <style:style style:name="T4" style:family="text">
      <style:text-properties fo:font-family="'Palatino Linotype'" style:font-family-generic="roman" style:font-pitch="variable" fo:font-size="22pt" style:font-size-asian="14pt" style:font-size-complex="14pt"/>
    </style:style>
    <style:style style:name="T5" style:family="text">
      <style:text-properties fo:font-family="'Palatino Linotype'" style:font-family-generic="roman" style:font-pitch="variable" fo:font-size="22pt" style:font-size-asian="22pt" style:font-size-complex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id="id4" draw:layer="layout" svg:width="30cm" svg:height="30cm" svg:x="1.5cm" svg:y="-4cm">
          <text:p text:style-name="P9"/>
        </draw:rect>
        <draw:connector draw:style-name="gr2" draw:text-style-name="P1" draw:layer="layout" draw:type="line" svg:x1="23.413cm" svg:y1="11.334cm" svg:x2="24.701cm" svg:y2="6.967cm" draw:start-shape="id1" draw:start-glue-point="4" draw:end-shape="id2" draw:end-glue-point="8">
          <text:p text:style-name="P9"/>
        </draw:connector>
        <draw:connector draw:style-name="gr3" draw:text-style-name="P1" draw:layer="layout" draw:type="line" svg:x1="23.401cm" svg:y1="4.267cm" svg:x2="24.701cm" svg:y2="6.134cm" draw:start-shape="id3" draw:start-glue-point="8" draw:end-shape="id2" draw:end-glue-point="4">
          <text:p text:style-name="P9"/>
        </draw:connector>
        <draw:g>
          <draw:custom-shape draw:style-name="gr4" draw:text-style-name="P3" draw:layer="layout" svg:width="0.834cm" svg:height="0.833cm" svg:x="7.981cm" svg:y="15.634cm">
            <text:p text:style-name="P2"><text:span text:style-name="T1">4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ellipse draw:style-name="gr5" draw:text-style-name="P1" draw:layer="layout" svg:width="11.804cm" svg:height="11.7cm" svg:x="2.496cm" svg:y="10.2cm">
            <text:p text:style-name="P9"/>
          </draw:ellipse>
          <draw:circle draw:style-name="gr6" draw:text-style-name="P1" draw:layer="layout" svg:width="6.86cm" svg:height="6.86cm" svg:x="4.968cm" svg:y="12.62cm">
            <text:p text:style-name="P9"/>
          </draw:circle>
        </draw:g>
        <draw:g>
          <draw:custom-shape draw:style-name="gr4" draw:text-style-name="P3" draw:layer="layout" svg:width="0.841cm" svg:height="0.833cm" svg:x="7.982cm" svg:y="3.434cm">
            <text:p text:style-name="P2"><text:span text:style-name="T1">5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ellipse draw:style-name="gr5" draw:text-style-name="P1" draw:layer="layout" svg:width="11.804cm" svg:height="11.7cm" svg:x="2.5cm" svg:y="-2cm">
            <text:p text:style-name="P9"/>
          </draw:ellipse>
          <draw:circle draw:style-name="gr6" draw:text-style-name="P1" draw:layer="layout" svg:width="6.86cm" svg:height="6.86cm" svg:x="4.972cm" svg:y="0.42cm">
            <text:p text:style-name="P9"/>
          </draw:circle>
        </draw:g>
        <draw:g>
          <draw:custom-shape draw:style-name="gr7" draw:text-style-name="P5" draw:id="id1" draw:layer="layout" svg:width="0.834cm" svg:height="0.833cm" svg:x="22.997cm" svg:y="11.334cm">
            <text:p text:style-name="P4"><text:span text:style-name="T2">3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ellipse draw:style-name="gr8" draw:text-style-name="P6" draw:layer="layout" svg:width="11.804cm" svg:height="11.7cm" svg:x="17.512cm" svg:y="5.9cm">
            <text:p text:style-name="P9"/>
          </draw:ellipse>
          <draw:circle draw:style-name="gr9" draw:text-style-name="P6" draw:layer="layout" svg:width="6.86cm" svg:height="6.86cm" svg:x="19.984cm" svg:y="8.32cm">
            <text:p text:style-name="P9"/>
          </draw:circle>
        </draw:g>
        <draw:g>
          <draw:custom-shape draw:style-name="gr4" draw:text-style-name="P3" draw:id="id2" draw:layer="layout" svg:width="0.834cm" svg:height="0.833cm" svg:x="24.285cm" svg:y="6.134cm">
            <text:p text:style-name="P2"><text:span text:style-name="T1">1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ircle draw:style-name="gr10" draw:text-style-name="P1" draw:layer="layout" svg:width="6.86cm" svg:height="6.86cm" svg:x="21.272cm" svg:y="3.12cm">
            <text:p text:style-name="P9"/>
          </draw:circle>
          <draw:ellipse draw:style-name="gr11" draw:text-style-name="P1" draw:layer="layout" svg:width="11.804cm" svg:height="11.7cm" svg:x="18.8cm" svg:y="0.7cm">
            <text:p text:style-name="P9"/>
          </draw:ellipse>
        </draw:g>
        <draw:connector draw:style-name="gr3" draw:text-style-name="P1" draw:layer="layout" draw:type="line" svg:x1="16.5cm" svg:y1="-4cm" svg:x2="16.5cm" svg:y2="-4cm" draw:start-shape="id4" draw:end-shape="id4">
          <text:p text:style-name="P9"/>
        </draw:connector>
        <draw:frame draw:style-name="gr12" draw:text-style-name="P7" draw:layer="layout" svg:width="6.5cm" svg:height="1.775cm" svg:x="9cm" svg:y="-4.8cm">
          <draw:text-box>
            <text:p text:style-name="P2"><text:span text:style-name="T3">Spielewelt</text:span></text:p>
          </draw:text-box>
        </draw:frame>
        <draw:g>
          <draw:custom-shape draw:style-name="gr4" draw:text-style-name="P3" draw:id="id3" draw:layer="layout" svg:width="0.834cm" svg:height="0.833cm" svg:x="22.985cm" svg:y="3.434cm">
            <text:p text:style-name="P2"><text:span text:style-name="T1">2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ellipse draw:style-name="gr5" draw:text-style-name="P1" draw:layer="layout" svg:width="11.804cm" svg:height="11.7cm" svg:x="17.5cm" svg:y="-2cm">
            <text:p text:style-name="P9"/>
          </draw:ellipse>
          <draw:circle draw:style-name="gr6" draw:text-style-name="P1" draw:layer="layout" svg:width="6.86cm" svg:height="6.86cm" svg:x="19.972cm" svg:y="0.42cm">
            <text:p text:style-name="P9"/>
          </draw:circle>
        </draw:g>
        <draw:g>
          <draw:line draw:style-name="gr13" draw:text-style-name="P8" draw:layer="layout" svg:x1="15.345cm" svg:y1="19.897cm" svg:x2="18.037cm" svg:y2="19.897cm">
            <text:p text:style-name="P9"/>
          </draw:line>
          <draw:frame draw:style-name="gr14" draw:text-style-name="P10" draw:layer="layout" svg:width="8.074cm" svg:height="3.298cm" svg:x="18.437cm" svg:y="19cm">
            <draw:text-box>
              <text:p text:style-name="P9"><text:span text:style-name="T4">Öffentliche Zone</text:span></text:p>
            </draw:text-box>
          </draw:frame>
          <draw:line draw:style-name="gr15" draw:text-style-name="P8" draw:layer="layout" svg:x1="15.345cm" svg:y1="21.692cm" svg:x2="18.037cm" svg:y2="21.692cm">
            <text:p text:style-name="P9"/>
          </draw:line>
          <draw:frame draw:style-name="gr16" draw:text-style-name="P10" draw:layer="layout" svg:width="11.663cm" svg:height="3.297cm" svg:x="18.437cm" svg:y="20.795cm">
            <draw:text-box>
              <text:p text:style-name="P9"><text:span text:style-name="T4">Private und Soziale Zone</text:span></text:p>
            </draw:text-box>
          </draw:frame>
          <draw:line draw:style-name="gr3" draw:text-style-name="P8" draw:layer="layout" svg:x1="15.525cm" svg:y1="23.485cm" svg:x2="18.217cm" svg:y2="23.485cm">
            <text:p text:style-name="P9"/>
          </draw:line>
          <draw:frame draw:style-name="gr17" draw:text-style-name="P11" draw:layer="layout" svg:width="11.663cm" svg:height="1.813cm" svg:x="18.437cm" svg:y="22.588cm">
            <draw:text-box>
              <text:p text:style-name="P9"><text:span text:style-name="T5">Audioverbindung</text:span></text:p>
            </draw:text-box>
          </draw:frame>
          <draw:line draw:style-name="gr2" draw:text-style-name="P8" draw:layer="layout" svg:x1="15.525cm" svg:y1="25.085cm" svg:x2="18.217cm" svg:y2="25.085cm">
            <text:p text:style-name="P9"/>
          </draw:line>
          <draw:frame draw:style-name="gr17" draw:text-style-name="P11" draw:layer="layout" svg:width="11.663cm" svg:height="1.813cm" svg:x="18.438cm" svg:y="24.289cm">
            <draw:text-box>
              <text:p text:style-name="P9"><text:span text:style-name="T5">RTP-Silence Supression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initial-creator>plotti plotti</meta:initial-creator>
    <meta:creation-date>2008-05-05T11:16:44</meta:creation-date>
    <dc:date>2008-06-10T09:44:06</dc:date>
    <meta:editing-cycles>7</meta:editing-cycles>
    <meta:editing-duration>PT1H43M24S</meta:editing-duration>
    <meta:user-defined meta:name="Info 1"/>
    <meta:user-defined meta:name="Info 2"/>
    <meta:user-defined meta:name="Info 3"/>
    <meta:user-defined meta:name="Info 4"/>
    <meta:document-statistic meta:object-count="34"/>
  </office:meta>
</office:document-meta>
</file>